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M Mono 10" fo:font-size="10pt" style:font-size-asian="10pt" style:font-size-complex="10pt"/>
    </style:style>
    <style:style style:name="P2" style:family="paragraph" style:parent-style-name="Standard">
      <style:text-properties style:font-name="LM Mono 10" fo:font-size="10pt" officeooo:paragraph-rsid="00036f67" style:font-size-asian="10pt" style:font-size-complex="10pt"/>
    </style:style>
    <style:style style:name="P3" style:family="paragraph" style:parent-style-name="Standard">
      <style:text-properties style:font-name="LM Mono 10" fo:font-size="10pt" fo:background-color="#ffff00" style:font-size-asian="10pt" style:font-size-complex="10pt"/>
    </style:style>
    <style:style style:name="P4" style:family="paragraph" style:parent-style-name="Standard">
      <style:text-properties style:font-name="LM Mono 10" fo:font-size="10pt" officeooo:paragraph-rsid="00036f67" fo:background-color="#ffff00" style:font-size-asian="10pt" style:font-size-complex="10pt"/>
    </style:style>
    <style:style style:name="P5" style:family="paragraph" style:parent-style-name="Standard">
      <style:text-properties style:font-name="LM Mono 10" fo:font-size="10pt" officeooo:paragraph-rsid="0004c243" fo:background-color="#ffff00" style:font-size-asian="10pt" style:font-size-complex="10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style:font-name="LM Mono 10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YSCALL_DEFINE3(open, const char __user *, filename, int, flags, umode_t, mode)</text:p>
      <text:p text:style-name="P1">{</text:p>
      <text:p text:style-name="P1"><text:tab/>if (force_o_largefile())</text:p>
      <text:p text:style-name="P1"><text:tab/><text:tab/>flags |= O_LARGEFILE;</text:p>
      <text:p text:style-name="P1"><text:tab/>return <text:span text:style-name="T2">do_sys_open</text:span>(AT_FDCWD, filename, flags, mode);</text:p>
      <text:p text:style-name="P1">}</text:p>
      <text:p text:style-name="P1"/>
      <text:p text:style-name="P3">long do_sys_open(int dfd, const char __user *filename, int flags, umode_t mode)</text:p>
      <text:p text:style-name="P1">{</text:p>
      <text:p text:style-name="P1"><text:tab/>struct open_how how = build_open_how(flags, mode);</text:p>
      <text:p text:style-name="P1"><text:tab/>return <text:span text:style-name="T2">do_sys_openat2</text:span>(dfd, filename, &amp;how);</text:p>
      <text:p text:style-name="P1">}</text:p>
      <text:p text:style-name="P1"/>
      <text:p text:style-name="P3">static long do_sys_openat2(int dfd, const char __user *filename, struct open_how *how)</text:p>
      <text:p text:style-name="P1">{</text:p>
      <text:p text:style-name="P1"><text:tab/>struct open_flags op;</text:p>
      <text:p text:style-name="P1"><text:tab/>int fd = <text:span text:style-name="T2">build_open_flags</text:span>(how, &amp;op);</text:p>
      <text:p text:style-name="P1"><text:tab/>struct filename *tmp;</text:p>
      <text:p text:style-name="P1"/>
      <text:p text:style-name="P1"><text:tab/>if (fd)</text:p>
      <text:p text:style-name="P1"><text:tab/><text:tab/>return fd;</text:p>
      <text:p text:style-name="P1"/>
      <text:p text:style-name="P1"><text:tab/>tmp = <text:span text:style-name="T2">getname</text:span>(filename);</text:p>
      <text:p text:style-name="P1"><text:tab/>if (IS_ERR(tmp))</text:p>
      <text:p text:style-name="P1"><text:tab/><text:tab/>return PTR_ERR(tmp);</text:p>
      <text:p text:style-name="P1"/>
      <text:p text:style-name="P1"><text:tab/>fd = <text:span text:style-name="T2">get_unused_fd_flags</text:span>(how-&gt;flags);</text:p>
      <text:p text:style-name="P1"><text:tab/>if (fd &gt;= 0) {</text:p>
      <text:p text:style-name="P1"><text:tab/><text:tab/>struct file *f = <text:span text:style-name="T2">do_filp_open</text:span>(dfd, tmp, &amp;op);</text:p>
      <text:p text:style-name="P1"><text:tab/><text:tab/>if (IS_ERR(f)) {</text:p>
      <text:p text:style-name="P1"><text:tab/><text:tab/><text:tab/>put_unused_fd(fd);</text:p>
      <text:p text:style-name="P1"><text:tab/><text:tab/><text:tab/>fd = PTR_ERR(f);</text:p>
      <text:p text:style-name="P1"><text:tab/><text:tab/>} else {</text:p>
      <text:p text:style-name="P1"><text:tab/><text:tab/><text:tab/>fsnotify_open(f);</text:p>
      <text:p text:style-name="P1"><text:tab/><text:tab/><text:tab/>fd_install(fd, f);</text:p>
      <text:p text:style-name="P1"><text:tab/><text:tab/>}</text:p>
      <text:p text:style-name="P1"><text:tab/>}</text:p>
      <text:p text:style-name="P1"><text:tab/>putname(tmp);</text:p>
      <text:p text:style-name="P1"><text:tab/>return fd;</text:p>
      <text:p text:style-name="P1">}</text:p>
      <text:p text:style-name="P1"/>
      <text:p text:style-name="P3">inline int build_open_flags(const struct open_how *how, struct open_flags *op)</text:p>
      <text:p text:style-name="P1">{</text:p>
      <text:p text:style-name="P1"><text:tab/>u64 flags = how-&gt;flags;</text:p>
      <text:p text:style-name="P1"><text:tab/>u64 strip = FMODE_NONOTIFY | O_CLOEXEC;</text:p>
      <text:p text:style-name="P1"><text:tab/>int lookup_flags = 0;</text:p>
      <text:p text:style-name="P1"><text:tab/>int acc_mode = ACC_MODE(flags);</text:p>
      <text:p text:style-name="P1"/>
      <text:p text:style-name="P1"><text:tab/>BUILD_BUG_ON_MSG(upper_32_bits(VALID_OPEN_FLAGS),</text:p>
      <text:p text:style-name="P1"><text:tab/><text:tab/><text:tab/> "struct open_flags doesn't yet handle flags &gt; 32 bits");</text:p>
      <text:p text:style-name="P1"/>
      <text:p text:style-name="P1"><text:tab/>/*</text:p>
      <text:p text:style-name="P1"><text:tab/> * Strip flags that either shouldn't be set by userspace like</text:p>
      <text:p text:style-name="P1"><text:tab/> * FMODE_NONOTIFY or that aren't relevant in determining struct</text:p>
      <text:p text:style-name="P1"><text:soft-page-break/><text:tab/> * open_flags like O_CLOEXEC.</text:p>
      <text:p text:style-name="P1"><text:tab/> */</text:p>
      <text:p text:style-name="P1"><text:tab/>flags &amp;= ~strip;</text:p>
      <text:p text:style-name="P1"/>
      <text:p text:style-name="P1"><text:tab/>/*</text:p>
      <text:p text:style-name="P1"><text:tab/> * Older syscalls implicitly clear all of the invalid flags or argument</text:p>
      <text:p text:style-name="P1"><text:tab/> * values before calling build_open_flags(), but openat2(2) checks all</text:p>
      <text:p text:style-name="P1"><text:tab/> * of its arguments.</text:p>
      <text:p text:style-name="P1"><text:tab/> */</text:p>
      <text:p text:style-name="P1"><text:tab/>if (flags &amp; ~VALID_OPEN_FLAGS)</text:p>
      <text:p text:style-name="P1"><text:tab/><text:tab/>return -EINVAL;</text:p>
      <text:p text:style-name="P1"><text:tab/>if (how-&gt;resolve &amp; ~VALID_RESOLVE_FLAGS)</text:p>
      <text:p text:style-name="P1"><text:tab/><text:tab/>return -EINVAL;</text:p>
      <text:p text:style-name="P1"/>
      <text:p text:style-name="P1"><text:tab/>/* Scoping flags are mutually exclusive. */</text:p>
      <text:p text:style-name="P1"><text:tab/>if ((how-&gt;resolve &amp; RESOLVE_BENEATH) &amp;&amp; (how-&gt;resolve &amp; RESOLVE_IN_ROOT))</text:p>
      <text:p text:style-name="P1"><text:tab/><text:tab/>return -EINVAL;</text:p>
      <text:p text:style-name="P1"/>
      <text:p text:style-name="P1"><text:tab/>/* Deal with the mode. */</text:p>
      <text:p text:style-name="P1"><text:tab/>if (WILL_CREATE(flags)) {</text:p>
      <text:p text:style-name="P1"><text:tab/><text:tab/>if (how-&gt;mode &amp; ~S_IALLUGO)</text:p>
      <text:p text:style-name="P1"><text:tab/><text:tab/><text:tab/>return -EINVAL;</text:p>
      <text:p text:style-name="P1"><text:tab/><text:tab/>op-&gt;mode = how-&gt;mode | S_IFREG;</text:p>
      <text:p text:style-name="P1"><text:tab/>} else {</text:p>
      <text:p text:style-name="P1"><text:tab/><text:tab/>if (how-&gt;mode != 0)</text:p>
      <text:p text:style-name="P1"><text:tab/><text:tab/><text:tab/>return -EINVAL;</text:p>
      <text:p text:style-name="P1"><text:tab/><text:tab/>op-&gt;mode = 0;</text:p>
      <text:p text:style-name="P1"><text:tab/>}</text:p>
      <text:p text:style-name="P1"/>
      <text:p text:style-name="P1"><text:tab/>/*</text:p>
      <text:p text:style-name="P1"><text:tab/> * In order to ensure programs get explicit errors when trying to use</text:p>
      <text:p text:style-name="P1"><text:tab/> * O_TMPFILE on old kernels, O_TMPFILE is implemented such that it</text:p>
      <text:p text:style-name="P1"><text:tab/> * looks like (O_DIRECTORY|O_RDWR &amp; ~O_CREAT) to old kernels. But we</text:p>
      <text:p text:style-name="P1"><text:tab/> * have to require userspace to explicitly set it.</text:p>
      <text:p text:style-name="P1"><text:tab/> */</text:p>
      <text:p text:style-name="P1"><text:tab/>if (flags &amp; __O_TMPFILE) {</text:p>
      <text:p text:style-name="P1"><text:tab/><text:tab/>if ((flags &amp; O_TMPFILE_MASK) != O_TMPFILE)</text:p>
      <text:p text:style-name="P1"><text:tab/><text:tab/><text:tab/>return -EINVAL;</text:p>
      <text:p text:style-name="P1"><text:tab/><text:tab/>if (!(acc_mode &amp; MAY_WRITE))</text:p>
      <text:p text:style-name="P1"><text:tab/><text:tab/><text:tab/>return -EINVAL;</text:p>
      <text:p text:style-name="P1"><text:tab/>}</text:p>
      <text:p text:style-name="P1"><text:tab/>if (flags &amp; O_PATH) {</text:p>
      <text:p text:style-name="P1"><text:tab/><text:tab/>/* O_PATH only permits certain other flags to be set. */</text:p>
      <text:p text:style-name="P1"><text:tab/><text:tab/>if (flags &amp; ~O_PATH_FLAGS)</text:p>
      <text:p text:style-name="P1"><text:tab/><text:tab/><text:tab/>return -EINVAL;</text:p>
      <text:p text:style-name="P1"><text:tab/><text:tab/>acc_mode = 0;</text:p>
      <text:p text:style-name="P1"><text:tab/>}</text:p>
      <text:p text:style-name="P1"/>
      <text:p text:style-name="P1"><text:tab/>/*</text:p>
      <text:p text:style-name="P1"><text:tab/> * O_SYNC is implemented as __O_SYNC|O_DSYNC. <text:s/>As many places only</text:p>
      <text:p text:style-name="P1"><text:tab/> * check for O_DSYNC if the need any syncing at all we enforce it's</text:p>
      <text:p text:style-name="P1"><text:tab/> * always set instead of having to deal with possibly weird behaviour</text:p>
      <text:p text:style-name="P1"><text:tab/> * for malicious applications setting only __O_SYNC.</text:p>
      <text:p text:style-name="P1"><text:tab/> */</text:p>
      <text:p text:style-name="P1"><text:soft-page-break/><text:tab/>if (flags &amp; __O_SYNC)</text:p>
      <text:p text:style-name="P1"><text:tab/><text:tab/>flags |= O_DSYNC;</text:p>
      <text:p text:style-name="P1"/>
      <text:p text:style-name="P1"><text:tab/>op-&gt;open_flag = flags;</text:p>
      <text:p text:style-name="P1"/>
      <text:p text:style-name="P1"><text:tab/>/* O_TRUNC implies we need access checks for write permissions */</text:p>
      <text:p text:style-name="P1"><text:tab/>if (flags &amp; O_TRUNC)</text:p>
      <text:p text:style-name="P1"><text:tab/><text:tab/>acc_mode |= MAY_WRITE;</text:p>
      <text:p text:style-name="P1"/>
      <text:p text:style-name="P1"><text:tab/>/* Allow the LSM permission hook to distinguish append</text:p>
      <text:p text:style-name="P1"><text:tab/> <text:s text:c="2"/>access from general write access. */</text:p>
      <text:p text:style-name="P1"><text:tab/>if (flags &amp; O_APPEND)</text:p>
      <text:p text:style-name="P1"><text:tab/><text:tab/>acc_mode |= MAY_APPEND;</text:p>
      <text:p text:style-name="P1"/>
      <text:p text:style-name="P1"><text:tab/>op-&gt;acc_mode = acc_mode;</text:p>
      <text:p text:style-name="P1"/>
      <text:p text:style-name="P1"><text:tab/>op-&gt;intent = flags &amp; O_PATH ? 0 : LOOKUP_OPEN;</text:p>
      <text:p text:style-name="P1"/>
      <text:p text:style-name="P1"><text:tab/>if (flags &amp; O_CREAT) {</text:p>
      <text:p text:style-name="P1"><text:tab/><text:tab/>op-&gt;intent |= LOOKUP_CREATE;</text:p>
      <text:p text:style-name="P1"><text:tab/><text:tab/>if (flags &amp; O_EXCL) {</text:p>
      <text:p text:style-name="P1"><text:tab/><text:tab/><text:tab/>op-&gt;intent |= LOOKUP_EXCL;</text:p>
      <text:p text:style-name="P1"><text:tab/><text:tab/><text:tab/>flags |= O_NOFOLLOW;</text:p>
      <text:p text:style-name="P1"><text:tab/><text:tab/>}</text:p>
      <text:p text:style-name="P1"><text:tab/>}</text:p>
      <text:p text:style-name="P1"/>
      <text:p text:style-name="P1"><text:tab/>if (flags &amp; O_DIRECTORY)</text:p>
      <text:p text:style-name="P1"><text:tab/><text:tab/>lookup_flags |= LOOKUP_DIRECTORY;</text:p>
      <text:p text:style-name="P1"><text:tab/>if (!(flags &amp; O_NOFOLLOW))</text:p>
      <text:p text:style-name="P1"><text:tab/><text:tab/>lookup_flags |= LOOKUP_FOLLOW;</text:p>
      <text:p text:style-name="P1"/>
      <text:p text:style-name="P1"><text:tab/>if (how-&gt;resolve &amp; RESOLVE_NO_XDEV)</text:p>
      <text:p text:style-name="P1"><text:tab/><text:tab/>lookup_flags |= LOOKUP_NO_XDEV;</text:p>
      <text:p text:style-name="P1"><text:tab/>if (how-&gt;resolve &amp; RESOLVE_NO_MAGICLINKS)</text:p>
      <text:p text:style-name="P1"><text:tab/><text:tab/>lookup_flags |= LOOKUP_NO_MAGICLINKS;</text:p>
      <text:p text:style-name="P1"><text:tab/>if (how-&gt;resolve &amp; RESOLVE_NO_SYMLINKS)</text:p>
      <text:p text:style-name="P1"><text:tab/><text:tab/>lookup_flags |= LOOKUP_NO_SYMLINKS;</text:p>
      <text:p text:style-name="P1"><text:tab/>if (how-&gt;resolve &amp; RESOLVE_BENEATH)</text:p>
      <text:p text:style-name="P1"><text:tab/><text:tab/>lookup_flags |= LOOKUP_BENEATH;</text:p>
      <text:p text:style-name="P1"><text:tab/>if (how-&gt;resolve &amp; RESOLVE_IN_ROOT)</text:p>
      <text:p text:style-name="P1"><text:tab/><text:tab/>lookup_flags |= LOOKUP_IN_ROOT;</text:p>
      <text:p text:style-name="P1"><text:tab/>if (how-&gt;resolve &amp; RESOLVE_CACHED) {</text:p>
      <text:p text:style-name="P1"><text:tab/><text:tab/>/* Don't bother even trying for create/truncate/tmpfile open */</text:p>
      <text:p text:style-name="P1"><text:tab/><text:tab/>if (flags &amp; (O_TRUNC | O_CREAT | O_TMPFILE))</text:p>
      <text:p text:style-name="P1"><text:tab/><text:tab/><text:tab/>return -EAGAIN;</text:p>
      <text:p text:style-name="P1"><text:tab/><text:tab/>lookup_flags |= LOOKUP_CACHED;</text:p>
      <text:p text:style-name="P1"><text:tab/>}</text:p>
      <text:p text:style-name="P1"/>
      <text:p text:style-name="P1"><text:tab/>op-&gt;lookup_flags = lookup_flags;</text:p>
      <text:p text:style-name="P1"><text:tab/>return 0;</text:p>
      <text:p text:style-name="P1">}</text:p>
      <text:p text:style-name="P1"/>
      <text:p text:style-name="P3">struct filename *getname(const char __user * filename)</text:p>
      <text:p text:style-name="P1">{</text:p>
      <text:p text:style-name="P1"><text:soft-page-break/><text:tab/>return <text:span text:style-name="T2">getname_flags</text:span>(filename, 0, NULL);</text:p>
      <text:p text:style-name="P1">}</text:p>
      <text:p text:style-name="P1"/>
      <text:p text:style-name="P3">struct filename *getname_flags(const char __user *filename, int flags, int *empty)</text:p>
      <text:p text:style-name="P1">{</text:p>
      <text:p text:style-name="P1"><text:tab/>struct filename *result;</text:p>
      <text:p text:style-name="P1"><text:tab/>char *kname;</text:p>
      <text:p text:style-name="P1"><text:tab/>int len;</text:p>
      <text:p text:style-name="P1"/>
      <text:p text:style-name="P1"><text:tab/>result = audit_reusename(filename);</text:p>
      <text:p text:style-name="P1"><text:tab/>if (result)</text:p>
      <text:p text:style-name="P1"><text:tab/><text:tab/>return result;</text:p>
      <text:p text:style-name="P1"/>
      <text:p text:style-name="P1"><text:tab/>result = __getname();</text:p>
      <text:p text:style-name="P1"><text:tab/>if (unlikely(!result))</text:p>
      <text:p text:style-name="P1"><text:tab/><text:tab/>return ERR_PTR(-ENOMEM);</text:p>
      <text:p text:style-name="P1"/>
      <text:p text:style-name="P1"><text:tab/>/*</text:p>
      <text:p text:style-name="P1"><text:tab/> * First, try to embed the struct filename inside the names_cache</text:p>
      <text:p text:style-name="P1"><text:tab/> * allocation</text:p>
      <text:p text:style-name="P1"><text:tab/> */</text:p>
      <text:p text:style-name="P1"><text:tab/>kname = (char *)result-&gt;iname;</text:p>
      <text:p text:style-name="P1"><text:tab/>result-&gt;name = kname;</text:p>
      <text:p text:style-name="P1"/>
      <text:p text:style-name="P1"><text:tab/>len = strncpy_from_user(kname, filename, EMBEDDED_NAME_MAX);</text:p>
      <text:p text:style-name="P1"><text:tab/>if (unlikely(len &lt; 0)) {</text:p>
      <text:p text:style-name="P1"><text:tab/><text:tab/>__putname(result);</text:p>
      <text:p text:style-name="P1"><text:tab/><text:tab/>return ERR_PTR(len);</text:p>
      <text:p text:style-name="P1"><text:tab/>}</text:p>
      <text:p text:style-name="P1"/>
      <text:p text:style-name="P1"><text:tab/>/*</text:p>
      <text:p text:style-name="P1"><text:tab/> * Uh-oh. We have a name that's approaching PATH_MAX. Allocate a</text:p>
      <text:p text:style-name="P1"><text:tab/> * separate struct filename so we can dedicate the entire</text:p>
      <text:p text:style-name="P1"><text:tab/> * names_cache allocation for the pathname, and re-do the copy from</text:p>
      <text:p text:style-name="P1"><text:tab/> * userland.</text:p>
      <text:p text:style-name="P1"><text:tab/> */</text:p>
      <text:p text:style-name="P1"><text:tab/>if (unlikely(len == EMBEDDED_NAME_MAX)) {</text:p>
      <text:p text:style-name="P1"><text:tab/><text:tab/>const size_t size = offsetof(struct filename, iname[1]);</text:p>
      <text:p text:style-name="P1"><text:tab/><text:tab/>kname = (char *)result;</text:p>
      <text:p text:style-name="P1"/>
      <text:p text:style-name="P1"><text:tab/><text:tab/>/*</text:p>
      <text:p text:style-name="P1"><text:tab/><text:tab/> * size is chosen that way we to guarantee that</text:p>
      <text:p text:style-name="P1"><text:tab/><text:tab/> * result-&gt;iname[0] is within the same object and that</text:p>
      <text:p text:style-name="P1"><text:tab/><text:tab/> * kname can't be equal to result-&gt;iname, no matter what.</text:p>
      <text:p text:style-name="P1"><text:tab/><text:tab/> */</text:p>
      <text:p text:style-name="P1"><text:tab/><text:tab/>result = kzalloc(size, GFP_KERNEL);</text:p>
      <text:p text:style-name="P1"><text:tab/><text:tab/>if (unlikely(!result)) {</text:p>
      <text:p text:style-name="P1"><text:tab/><text:tab/><text:tab/>__putname(kname);</text:p>
      <text:p text:style-name="P1"><text:tab/><text:tab/><text:tab/>return ERR_PTR(-ENOMEM);</text:p>
      <text:p text:style-name="P1"><text:tab/><text:tab/>}</text:p>
      <text:p text:style-name="P1"><text:tab/><text:tab/>result-&gt;name = kname;</text:p>
      <text:p text:style-name="P1"><text:tab/><text:tab/>len = strncpy_from_user(kname, filename, PATH_MAX);</text:p>
      <text:p text:style-name="P1"><text:tab/><text:tab/>if (unlikely(len &lt; 0)) {</text:p>
      <text:p text:style-name="P1"><text:tab/><text:tab/><text:tab/>__putname(kname);</text:p>
      <text:p text:style-name="P1"><text:soft-page-break/><text:tab/><text:tab/><text:tab/>kfree(result);</text:p>
      <text:p text:style-name="P1"><text:tab/><text:tab/><text:tab/>return ERR_PTR(len);</text:p>
      <text:p text:style-name="P1"><text:tab/><text:tab/>}</text:p>
      <text:p text:style-name="P1"><text:tab/><text:tab/>if (unlikely(len == PATH_MAX)) {</text:p>
      <text:p text:style-name="P1"><text:tab/><text:tab/><text:tab/>__putname(kname);</text:p>
      <text:p text:style-name="P1"><text:tab/><text:tab/><text:tab/>kfree(result);</text:p>
      <text:p text:style-name="P1"><text:tab/><text:tab/><text:tab/>return ERR_PTR(-ENAMETOOLONG);</text:p>
      <text:p text:style-name="P1"><text:tab/><text:tab/>}</text:p>
      <text:p text:style-name="P1"><text:tab/>}</text:p>
      <text:p text:style-name="P1"/>
      <text:p text:style-name="P1"><text:tab/>result-&gt;refcnt = 1;</text:p>
      <text:p text:style-name="P1"><text:tab/>/* The empty path is special. */</text:p>
      <text:p text:style-name="P1"><text:tab/>if (unlikely(!len)) {</text:p>
      <text:p text:style-name="P1"><text:tab/><text:tab/>if (empty)</text:p>
      <text:p text:style-name="P1"><text:tab/><text:tab/><text:tab/>*empty = 1;</text:p>
      <text:p text:style-name="P1"><text:tab/><text:tab/>if (!(flags &amp; LOOKUP_EMPTY)) {</text:p>
      <text:p text:style-name="P1"><text:tab/><text:tab/><text:tab/>putname(result);</text:p>
      <text:p text:style-name="P1"><text:tab/><text:tab/><text:tab/>return ERR_PTR(-ENOENT);</text:p>
      <text:p text:style-name="P1"><text:tab/><text:tab/>}</text:p>
      <text:p text:style-name="P1"><text:tab/>}</text:p>
      <text:p text:style-name="P1"/>
      <text:p text:style-name="P1"><text:tab/>result-&gt;uptr = filename;</text:p>
      <text:p text:style-name="P1"><text:tab/>result-&gt;aname = NULL;</text:p>
      <text:p text:style-name="P1"><text:tab/>audit_getname(result);</text:p>
      <text:p text:style-name="P1"><text:tab/>return result;</text:p>
      <text:p text:style-name="P2">}</text:p>
      <text:p text:style-name="P2"/>
      <text:p text:style-name="P4">int get_unused_fd_flags(unsigned flags)</text:p>
      <text:p text:style-name="P2">{</text:p>
      <text:p text:style-name="P2"><text:tab/>return <text:span text:style-name="T2">__get_unused_fd_flags</text:span>(flags, rlimit(RLIMIT_NOFILE));</text:p>
      <text:p text:style-name="P2">}</text:p>
      <text:p text:style-name="P2"/>
      <text:p text:style-name="P4">int __get_unused_fd_flags(unsigned flags, unsigned long nofile)</text:p>
      <text:p text:style-name="P2">{</text:p>
      <text:p text:style-name="P2"><text:tab/>return <text:span text:style-name="T2">alloc_fd</text:span>(0, nofile, flags);</text:p>
      <text:p text:style-name="P2">}</text:p>
      <text:p text:style-name="P2"><text:span text:style-name="T3"/></text:p>
      <text:p text:style-name="P2">/*</text:p>
      <text:p text:style-name="P1"><text:s/>* allocate a file descriptor, mark it busy.</text:p>
      <text:p text:style-name="P1"><text:s/>*/</text:p>
      <text:p text:style-name="P3">static int alloc_fd(unsigned start, unsigned end, unsigned flags)</text:p>
      <text:p text:style-name="P1">{</text:p>
      <text:p text:style-name="P1"><text:tab/>struct files_struct *files = current-&gt;files;</text:p>
      <text:p text:style-name="P1"><text:tab/>unsigned int fd;</text:p>
      <text:p text:style-name="P1"><text:tab/>int error;</text:p>
      <text:p text:style-name="P1"><text:tab/>struct fdtable *fdt;</text:p>
      <text:p text:style-name="P1"/>
      <text:p text:style-name="P1"><text:tab/>spin_lock(&amp;files-&gt;file_lock);</text:p>
      <text:p text:style-name="P1">repeat:</text:p>
      <text:p text:style-name="P1"><text:tab/>fdt = files_fdtable(files);</text:p>
      <text:p text:style-name="P1"><text:tab/>fd = start;</text:p>
      <text:p text:style-name="P1"><text:tab/>if (fd &lt; files-&gt;next_fd)</text:p>
      <text:p text:style-name="P1"><text:tab/><text:tab/>fd = files-&gt;next_fd;</text:p>
      <text:p text:style-name="P1"/>
      <text:p text:style-name="P1"><text:soft-page-break/><text:tab/>if (fd &lt; fdt-&gt;max_fds)</text:p>
      <text:p text:style-name="P1"><text:tab/><text:tab/>fd = find_next_fd(fdt, fd);</text:p>
      <text:p text:style-name="P1"/>
      <text:p text:style-name="P1"><text:tab/>/*</text:p>
      <text:p text:style-name="P1"><text:tab/> * N.B. For clone tasks sharing a files structure, this test</text:p>
      <text:p text:style-name="P1"><text:tab/> * will limit the total number of files that can be opened.</text:p>
      <text:p text:style-name="P1"><text:tab/> */</text:p>
      <text:p text:style-name="P1"><text:tab/>error = -EMFILE;</text:p>
      <text:p text:style-name="P1"><text:tab/>if (fd &gt;= end)</text:p>
      <text:p text:style-name="P1"><text:tab/><text:tab/>goto out;</text:p>
      <text:p text:style-name="P1"/>
      <text:p text:style-name="P1"><text:tab/>error = expand_files(files, fd);</text:p>
      <text:p text:style-name="P1"><text:tab/>if (error &lt; 0)</text:p>
      <text:p text:style-name="P1"><text:tab/><text:tab/>goto out;</text:p>
      <text:p text:style-name="P1"/>
      <text:p text:style-name="P1"><text:tab/>/*</text:p>
      <text:p text:style-name="P1"><text:tab/> * If we needed to expand the fs array we</text:p>
      <text:p text:style-name="P1"><text:tab/> * might have blocked - try again.</text:p>
      <text:p text:style-name="P1"><text:tab/> */</text:p>
      <text:p text:style-name="P1"><text:tab/>if (error)</text:p>
      <text:p text:style-name="P1"><text:tab/><text:tab/>goto repeat;</text:p>
      <text:p text:style-name="P1"/>
      <text:p text:style-name="P1"><text:tab/>if (start &lt;= files-&gt;next_fd)</text:p>
      <text:p text:style-name="P1"><text:tab/><text:tab/>files-&gt;next_fd = fd + 1;</text:p>
      <text:p text:style-name="P1"/>
      <text:p text:style-name="P1"><text:tab/>__set_open_fd(fd, fdt);</text:p>
      <text:p text:style-name="P1"><text:tab/>if (flags &amp; O_CLOEXEC)</text:p>
      <text:p text:style-name="P1"><text:tab/><text:tab/>__set_close_on_exec(fd, fdt);</text:p>
      <text:p text:style-name="P1"><text:tab/>else</text:p>
      <text:p text:style-name="P1"><text:tab/><text:tab/>__clear_close_on_exec(fd, fdt);</text:p>
      <text:p text:style-name="P1"><text:tab/>error = fd;</text:p>
      <text:p text:style-name="P1">#if 1</text:p>
      <text:p text:style-name="P1"><text:tab/>/* Sanity check */</text:p>
      <text:p text:style-name="P1"><text:tab/>if (rcu_access_pointer(fdt-&gt;fd[fd]) != NULL) {</text:p>
      <text:p text:style-name="P1"><text:tab/><text:tab/>printk(KERN_WARNING "alloc_fd: slot %d not NULL!\n", fd);</text:p>
      <text:p text:style-name="P1"><text:tab/><text:tab/>rcu_assign_pointer(fdt-&gt;fd[fd], NULL);</text:p>
      <text:p text:style-name="P1"><text:tab/>}</text:p>
      <text:p text:style-name="P1">#endif</text:p>
      <text:p text:style-name="P1"/>
      <text:p text:style-name="P1">out:</text:p>
      <text:p text:style-name="P1"><text:tab/>spin_unlock(&amp;files-&gt;file_lock);</text:p>
      <text:p text:style-name="P1"><text:tab/>return error;</text:p>
      <text:p text:style-name="P1">}</text:p>
      <text:p text:style-name="P1"/>
      <text:p text:style-name="P3">struct file *do_filp_open(int dfd, struct filename *pathname, const struct open_flags *op)</text:p>
      <text:p text:style-name="P1">{</text:p>
      <text:p text:style-name="P1"><text:tab/>struct nameidata nd;</text:p>
      <text:p text:style-name="P1"><text:tab/>int flags = op-&gt;lookup_flags;</text:p>
      <text:p text:style-name="P1"><text:tab/>struct file *filp;</text:p>
      <text:p text:style-name="P1"/>
      <text:p text:style-name="P1"><text:tab/><text:span text:style-name="T2">set_nameidata</text:span>(&amp;nd, dfd, pathname, NULL);</text:p>
      <text:p text:style-name="P1"><text:tab/>filp = path_openat(&amp;nd, op, flags | LOOKUP_RCU);</text:p>
      <text:p text:style-name="P1"><text:tab/>if (unlikely(filp == ERR_PTR(-ECHILD)))</text:p>
      <text:p text:style-name="P1"><text:tab/><text:tab/>filp = path_openat(&amp;nd, op, flags);</text:p>
      <text:p text:style-name="P1"><text:soft-page-break/><text:tab/>if (unlikely(filp == ERR_PTR(-ESTALE)))</text:p>
      <text:p text:style-name="P1"><text:tab/><text:tab/>filp = path_openat(&amp;nd, op, flags | LOOKUP_REVAL);</text:p>
      <text:p text:style-name="P1"><text:tab/>restore_nameidata();</text:p>
      <text:p text:style-name="P1"><text:tab/>return filp;</text:p>
      <text:p text:style-name="P1">}</text:p>
      <text:p text:style-name="P1"/>
      <text:p text:style-name="P3">static inline void set_nameidata(struct nameidata *p, int dfd, struct filename *name,</text:p>
      <text:p text:style-name="P3"><text:tab/><text:tab/><text:tab/> <text:s/>const struct path *root)</text:p>
      <text:p text:style-name="P1">{</text:p>
      <text:p text:style-name="P1"><text:tab/><text:span text:style-name="T2">__set_nameidata</text:span>(p, dfd, name);</text:p>
      <text:p text:style-name="P1"><text:tab/>p-&gt;state = 0;</text:p>
      <text:p text:style-name="P1"><text:tab/>if (unlikely(root)) {</text:p>
      <text:p text:style-name="P1"><text:tab/><text:tab/>p-&gt;state = ND_ROOT_PRESET;</text:p>
      <text:p text:style-name="P1"><text:tab/><text:tab/>p-&gt;root = *root;</text:p>
      <text:p text:style-name="P1"><text:tab/>}</text:p>
      <text:p text:style-name="P1">}</text:p>
      <text:p text:style-name="P1"/>
      <text:p text:style-name="P3">static void __set_nameidata(struct nameidata *p, int dfd, struct filename *name)</text:p>
      <text:p text:style-name="P1">{</text:p>
      <text:p text:style-name="P1"><text:tab/>struct nameidata *old = current-&gt;nameidata;</text:p>
      <text:p text:style-name="P1"><text:tab/>p-&gt;stack = p-&gt;internal;</text:p>
      <text:p text:style-name="P1"><text:tab/>p-&gt;depth = 0;</text:p>
      <text:p text:style-name="P1"><text:tab/>p-&gt;dfd = dfd;</text:p>
      <text:p text:style-name="P1"><text:tab/>p-&gt;name = name;</text:p>
      <text:p text:style-name="P1"><text:tab/>p-&gt;path.mnt = NULL;</text:p>
      <text:p text:style-name="P1"><text:tab/>p-&gt;path.dentry = NULL;</text:p>
      <text:p text:style-name="P1"><text:tab/>p-&gt;total_link_count = old ? old-&gt;total_link_count : 0;</text:p>
      <text:p text:style-name="P1"><text:tab/>p-&gt;saved = old;</text:p>
      <text:p text:style-name="P1"><text:tab/>current-&gt;nameidata = p;</text:p>
      <text:p text:style-name="P1">}</text:p>
      <text:p text:style-name="P1"/>
      <text:p text:style-name="P5">static struct file *path_openat(struct nameidata *nd,</text:p>
      <text:p text:style-name="P5"><text:tab/><text:tab/><text:tab/><text:tab/><text:tab/>const struct open_flags *op, unsigned flags)</text:p>
      <text:p text:style-name="P1">{</text:p>
      <text:p text:style-name="P1"><text:tab/>struct file *file;</text:p>
      <text:p text:style-name="P1"><text:tab/>int error;</text:p>
      <text:p text:style-name="P1"/>
      <text:p text:style-name="P1"><text:tab/>file = alloc_empty_file(op-&gt;open_flag, current_cred());</text:p>
      <text:p text:style-name="P1"><text:tab/>if (IS_ERR(file))</text:p>
      <text:p text:style-name="P1"><text:tab/><text:tab/>return file;</text:p>
      <text:p text:style-name="P1"/>
      <text:p text:style-name="P1"><text:tab/>if (unlikely(file-&gt;f_flags &amp; __O_TMPFILE)) {</text:p>
      <text:p text:style-name="P1"><text:tab/><text:tab/>error = do_tmpfile(nd, flags, op, file);</text:p>
      <text:p text:style-name="P1"><text:tab/>} else if (unlikely(file-&gt;f_flags &amp; O_PATH)) {</text:p>
      <text:p text:style-name="P1"><text:tab/><text:tab/>error = do_o_path(nd, flags, file);</text:p>
      <text:p text:style-name="P1"><text:tab/>} else {</text:p>
      <text:p text:style-name="P1"><text:tab/><text:tab/>const char *s = path_init(nd, flags);</text:p>
      <text:p text:style-name="P1"><text:tab/><text:tab/>while (!(error = link_path_walk(s, nd)) &amp;&amp;</text:p>
      <text:p text:style-name="P1"><text:tab/><text:tab/> <text:s text:c="6"/>(s = open_last_lookups(nd, file, op)) != NULL)</text:p>
      <text:p text:style-name="P1"><text:tab/><text:tab/><text:tab/>;</text:p>
      <text:p text:style-name="P1"><text:tab/><text:tab/>if (!error)</text:p>
      <text:p text:style-name="P1"><text:tab/><text:tab/><text:tab/>error = do_open(nd, file, op);</text:p>
      <text:p text:style-name="P1"><text:tab/><text:tab/>terminate_walk(nd);</text:p>
      <text:p text:style-name="P1"><text:tab/>}</text:p>
      <text:p text:style-name="P1"><text:soft-page-break/><text:tab/>if (likely(!error)) {</text:p>
      <text:p text:style-name="P1"><text:tab/><text:tab/>if (likely(file-&gt;f_mode &amp; FMODE_OPENED))</text:p>
      <text:p text:style-name="P1"><text:tab/><text:tab/><text:tab/>return file;</text:p>
      <text:p text:style-name="P1"><text:tab/><text:tab/>WARN_ON(1);</text:p>
      <text:p text:style-name="P1"><text:tab/><text:tab/>error = -EINVAL;</text:p>
      <text:p text:style-name="P1"><text:tab/>}</text:p>
      <text:p text:style-name="P1"><text:tab/>fput(file);</text:p>
      <text:p text:style-name="P1"><text:tab/>if (error == -EOPENSTALE) {</text:p>
      <text:p text:style-name="P1"><text:tab/><text:tab/>if (flags &amp; LOOKUP_RCU)</text:p>
      <text:p text:style-name="P1"><text:tab/><text:tab/><text:tab/>error = -ECHILD;</text:p>
      <text:p text:style-name="P1"><text:tab/><text:tab/>else</text:p>
      <text:p text:style-name="P1"><text:tab/><text:tab/><text:tab/>error = -ESTALE;</text:p>
      <text:p text:style-name="P1"><text:tab/>}</text:p>
      <text:p text:style-name="P1"><text:tab/>return ERR_PTR(error);</text:p>
      <text:p text:style-name="P1"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15:49:29.372205158</meta:creation-date>
    <dc:date>2022-06-09T16:05:35.988767835</dc:date>
    <meta:editing-duration>PT5M36S</meta:editing-duration>
    <meta:editing-cycles>1</meta:editing-cycles>
    <meta:document-statistic meta:table-count="0" meta:image-count="0" meta:object-count="0" meta:page-count="8" meta:paragraph-count="343" meta:word-count="1260" meta:character-count="9019" meta:non-whitespace-character-count="7604"/>
    <meta:generator>LibreOffice/7.3.3.2$Linux_X86_64 LibreOffice_project/30$Build-2</meta:generator>
  </office:meta>
</office:document-meta>
</file>